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normal" fo:font-weight="bold" officeooo:rsid="001ffc7c" officeooo:paragraph-rsid="001ffc7c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fo:font-weight="normal" officeooo:rsid="001ffc7c" officeooo:paragraph-rsid="001ffc7c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bold" officeooo:rsid="001ffc7c" officeooo:paragraph-rsid="001ffc7c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bold" officeooo:rsid="00228232" officeooo:paragraph-rsid="00228232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bold" officeooo:rsid="0023b836" officeooo:paragraph-rsid="0023b836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bold" officeooo:rsid="0025b4d3" officeooo:paragraph-rsid="0025b4d3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bold" officeooo:rsid="00263356" officeooo:paragraph-rsid="00263356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1ffc7c" officeooo:paragraph-rsid="001ffc7c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23b836" officeooo:paragraph-rsid="0023b836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25b4d3" officeooo:paragraph-rsid="0025b4d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263356" officeooo:paragraph-rsid="0026335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263356"/>
    </style:style>
    <style:style style:name="P13" style:family="paragraph" style:parent-style-name="Standard">
      <style:paragraph-properties fo:text-align="start" style:justify-single-word="false"/>
      <style:text-properties officeooo:rsid="0027b681" officeooo:paragraph-rsid="0027b681"/>
    </style:style>
    <style:style style:name="P14" style:family="paragraph" style:parent-style-name="Standard">
      <style:paragraph-properties fo:text-align="start" style:justify-single-word="false"/>
      <style:text-properties officeooo:rsid="002afc72" officeooo:paragraph-rsid="002afc72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afc72" officeooo:paragraph-rsid="002afc7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2afc72"/>
    </style:style>
    <style:style style:name="T1" style:family="text">
      <style:text-properties officeooo:rsid="0021a4ac"/>
    </style:style>
    <style:style style:name="T2" style:family="text">
      <style:text-properties officeooo:rsid="0022823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5b4d3"/>
    </style:style>
    <style:style style:name="T5" style:family="text">
      <style:text-properties officeooo:rsid="0026335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63356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63356" style:font-style-asian="normal" style:font-style-complex="normal"/>
    </style:style>
    <style:style style:name="T10" style:family="text">
      <style:text-properties fo:font-style="normal" officeooo:rsid="0026db42" style:font-style-asian="normal" style:font-style-complex="normal"/>
    </style:style>
    <style:style style:name="T11" style:family="text">
      <style:text-properties fo:font-style="normal" officeooo:rsid="0027b681" style:font-style-asian="normal" style:font-style-complex="normal"/>
    </style:style>
    <style:style style:name="T12" style:family="text">
      <style:text-properties fo:font-style="normal" officeooo:rsid="002afc72" style:font-style-asian="normal" style:font-style-complex="normal"/>
    </style:style>
    <style:style style:name="T13" style:family="text">
      <style:text-properties fo:font-style="normal" officeooo:rsid="002cd309" style:font-style-asian="normal" style:font-style-complex="normal"/>
    </style:style>
    <style:style style:name="T14" style:family="text">
      <style:text-properties fo:font-style="normal" fo:font-weight="bold" style:font-style-asian="normal" style:font-style-complex="normal"/>
    </style:style>
    <style:style style:name="T15" style:family="text">
      <style:text-properties fo:font-style="normal" fo:font-weight="normal" officeooo:rsid="002afc72" style:font-style-asian="normal" style:font-weight-asian="normal" style:font-style-complex="normal" style:font-weight-complex="normal"/>
    </style:style>
    <style:style style:name="T16" style:family="text">
      <style:text-properties fo:font-size="12pt" fo:font-style="normal" fo:font-weight="normal" officeooo:rsid="00263356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officeooo:rsid="0027b681"/>
    </style:style>
    <style:style style:name="T18" style:family="text">
      <style:text-properties officeooo:rsid="002afc72"/>
    </style:style>
    <style:style style:name="T19" style:family="text">
      <style:text-properties officeooo:rsid="002cd3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ing information theory to investigate Major Depressive Disorder progress report.</text:p>
      <text:p text:style-name="P2">By: Nathan Richman</text:p>
      <text:p text:style-name="P3"/>
      <text:p text:style-name="P3">Proposal Updates</text:p>
      <text:p text:style-name="P8"><text:tab/>My original proposal addressed primarily developmental changes in Major Depressive Disorder associated genes in healthy brains. <text:s/>I hypothesized that these genes may be controlled by a larger factor, such as a pioneer transcription factor, and if so, this cluster of genes could show a telltale change <text:span text:style-name="T18">in healthy individuals</text:span> around the time MDD would show up in a diseased individual. <text:s/>Thus my project would only investigate healthy subjects. <text:s/>However, now I have expanded to healthy and diseased subjects. <text:s/>The bulk of the project will be similar, however I now have new data and have adjusted my pipeline.</text:p>
      <text:p text:style-name="P8"><text:tab/>I will use data from <text:span text:style-name="T1">two studies that did post-mortem whole-transcriptome sequencing on control and diseased subjects. <text:s/>One study dataset (</text:span><text:span text:style-name="T18">NCBI </text:span><text:span text:style-name="T1">GSE101521, 59 samples) recorded subject age and performed RNA-seq on tissue from the dorsal prefrontal cortex (Brodmann area 9), while the other <text:s/>(GSE80655, 139 samples) recorded age and tissue. <text:s/>I will still use mutual information between expression level and disease condition, as well as the multivariate mutual information between expression level, age, and disease condition. <text:s/>I will also use hierarchical clustering to see how genes in the dataset change over age, and visualize the age progression of these genes using the diffusionmap dimensionality reduction algorithm. <text:s/></text:span><text:span text:style-name="T2">Finally, I will use GSEA to look at enriched gene sets in the control and MDD populations.</text:span></text:p>
      <text:p text:style-name="P4">Data</text:p>
      <text:p text:style-name="P4"><text:tab/><text:span text:style-name="T3">The intersection of genes from both GSE datasets contains expression levels for 55,584 unique genes across a total of 198 samples. <text:s/>While both of these datasets are normalized, the variations in how the transcripts were extracted could lead to a large variation in expression values, so the two datasets will be considered and analyzed separately, using the same 55,584 unique genes that are the intersection of the two. <text:s/>Additionally, since the data available is for Brodmann Area 9 in the first dataset, the dorsolateral prefrontal cortex (DLPFC) region will be used in the second since it is the most similar region.</text:span></text:p>
      <text:p text:style-name="P5">Progress</text:p>
      <text:p text:style-name="P9"><text:tab/>So far I have downloaded both datasets (GSE101521, GSE80655). <text:s/>I have created metadata files for both datasets and filtered out samples that didn’t meet requirements (GSE80655 also includes biopolar and schizophrenia). <text:s text:c="2"/>GSE101521 came already normalized, but GSE80655 came in raw read counts. <text:s text:c="2"/>I downloaded R and the DESeq2 package for R and used it to generate normalized counts for GSE80655 in the same format as GSE101521 [1]. <text:s/>I have also downloaded GSEA from the broad institute and run it on the GSE101521 dataset [2]. <text:s/><text:span text:style-name="T4">I have installed a python diffusionmap package (PyDiffMap) and started using it on the first dataset. <text:s/>I have also tried hierarchical clustering using scipy on smaller datasets, but have not yet tried it on my large datasets [</text:span><text:span text:style-name="T19">3</text:span><text:span text:style-name="T4">].</text:span></text:p>
      <text:p text:style-name="P6">Challenges</text:p>
      <text:p text:style-name="P10"><text:tab/>The biggest challenge so far is integrating the two different datasets. <text:s/>While they have both been normalized using the same ratio-of-classes normalization method implemented in DESeq2, the values for the same genes are significantly different between the two sets, possibly due to differences in extraction protocols. <text:s/>While I might be able to correct for this if I had raw read counts for the first dataset, I don’t believe there is a good way of correcting this without running all my analyses separately. <text:s/>Additionally, running GSEA on the first dataset using the hallmark gene set did not give results I expected. <text:s/>In fact no significant gene sets were differential<text:span text:style-name="T5">ly upregulated in the MDD group, but 42/50 were differentially upregulated in the control group. <text:s/>This both makes me think I might be running the GSEA wrong, or that there could be some confounding factor such as the post-mortem interval that might lead to changing gene expression in the control samples. <text:s/></text:span></text:p>
      <text:p text:style-name="P7"><text:soft-page-break/>Related work:</text:p>
      <text:p text:style-name="P11">1. Ramaker et al. “Post-mortem molecular profiling of three psychiatric disorders,” <text:span text:style-name="T6">Genome Medicine</text:span>, <text:span text:style-name="T17">vol. </text:span>9, <text:span text:style-name="T17">no.</text:span> 72, 2017.</text:p>
      <text:p text:style-name="P12"><text:span text:style-name="T16">2. Krebs et al., “</text:span>Whole blood transcriptome analysis in bipolar disorder reveals strong lithium effect,” <text:span text:style-name="T7">Psychological Medicine</text:span><text:span text:style-name="T9">, </text:span><text:span text:style-name="T10">p</text:span><text:span text:style-name="T11">g</text:span><text:span text:style-name="T10">. 1-12, </text:span><text:span text:style-name="T9">2019.</text:span></text:p>
      <text:p text:style-name="P13"><text:span text:style-name="T9">3. </text:span><text:span text:style-name="T8">K. C, Vadodaria et al., “Seratonin-induced hyperactivity in SSRI-resistant major depressive disorder patient-derived neurons,” </text:span><text:span text:style-name="T6">Molecular Psychiatry</text:span><text:span text:style-name="T8">, vol. 24, no. 6, <text:s/>pg. 795-807, 2019.</text:span></text:p>
      <text:p text:style-name="P13"><text:span text:style-name="T8"/></text:p>
      <text:p text:style-name="P15"><text:span text:style-name="T8">References:</text:span></text:p>
      <text:p text:style-name="P16"><text:span text:style-name="T15">[1] M.I. </text:span><text:span text:style-name="T8">Love, </text:span><text:span text:style-name="T12">W. </text:span><text:span text:style-name="T8">Huber, </text:span><text:span text:style-name="T12">S. </text:span><text:span text:style-name="T8">Anders, “Moderated estimation of fold change and dispersion for RNA-seq data with DESeq2.” </text:span><text:span text:style-name="Emphasis">Genome Biology</text:span><text:span text:style-name="T8">, </text:span><text:span text:style-name="T12">vol. </text:span><text:span text:style-name="T15">15</text:span><text:span text:style-name="T8">, </text:span><text:span text:style-name="T12">pg. </text:span><text:span text:style-name="T8">550, </text:span><text:span text:style-name="T12">2014.</text:span></text:p>
      <text:p text:style-name="P14"><text:span text:style-name="T8">[2] A. Subramanian, et al., “Gene set enrichment analysis: A knowledge-based approach for interpreting genome-wide expression profiles,” </text:span><text:span text:style-name="T6">Proc. Nat. Acad. Sci., </text:span><text:span text:style-name="T8">vol. 102, pg. 15545-15550, 2005.</text:span></text:p>
      <text:p text:style-name="P14"><text:span text:style-name="T8">[3] T. E. Oliphant, “Python for Scientific Computing”, </text:span><text:span text:style-name="T6">Comp. Sci. Eng.</text:span><text:span text:style-name="T8">, </text:span><text:span text:style-name="T13">vol.</text:span><text:span text:style-name="T8"> 9, <text:s/></text:span><text:span text:style-name="T13">pg. </text:span><text:span text:style-name="T8">10-20, 2007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imbus Sans" style:font-family-asian="'Nimbus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13:29:41.118739824</meta:creation-date>
    <dc:date>2020-04-20T15:14:55.495477583</dc:date>
    <meta:editing-duration>PT27M17S</meta:editing-duration>
    <meta:editing-cycles>6</meta:editing-cycles>
    <meta:generator>LibreOffice/6.4.3.2$Linux_X86_64 LibreOffice_project/40$Build-2</meta:generator>
    <meta:document-statistic meta:table-count="0" meta:image-count="0" meta:object-count="0" meta:page-count="2" meta:paragraph-count="19" meta:word-count="752" meta:character-count="4841" meta:non-whitespace-character-count="4074"/>
  </office:meta>
</office:document-meta>
</file>